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ef88b" officeooo:paragraph-rsid="001ef88b"/>
    </style:style>
    <style:style style:name="P2" style:family="paragraph" style:parent-style-name="Standard">
      <style:text-properties style:text-underline-style="none" officeooo:rsid="001ef88b" officeooo:paragraph-rsid="001ef88b"/>
    </style:style>
    <style:style style:name="P3" style:family="paragraph" style:parent-style-name="Standard">
      <style:text-properties officeooo:rsid="001ef88b" officeooo:paragraph-rsid="00294672"/>
    </style:style>
    <style:style style:name="P4" style:family="paragraph" style:parent-style-name="Standard">
      <style:text-properties fo:font-style="italic" officeooo:rsid="001ef88b" officeooo:paragraph-rsid="001ef88b"/>
    </style:style>
    <style:style style:name="P5" style:family="paragraph" style:parent-style-name="Standard" style:list-style-name="L1">
      <style:text-properties style:text-underline-style="none" officeooo:rsid="002e15e5" officeooo:paragraph-rsid="002e15e5"/>
    </style:style>
    <style:style style:name="P6" style:family="paragraph" style:parent-style-name="Standard" style:list-style-name="L1">
      <style:text-properties style:text-underline-style="none" officeooo:rsid="002f768f" officeooo:paragraph-rsid="002f768f"/>
    </style:style>
    <style:style style:name="P7" style:family="paragraph" style:parent-style-name="Standard" style:list-style-name="L1">
      <style:text-properties style:text-underline-style="none" officeooo:rsid="002f768f" officeooo:paragraph-rsid="0030ea62"/>
    </style:style>
    <style:style style:name="P8" style:family="paragraph" style:parent-style-name="Standard">
      <style:text-properties style:text-underline-style="none" officeooo:rsid="002f768f" officeooo:paragraph-rsid="002f768f"/>
    </style:style>
    <style:style style:name="P9" style:family="paragraph" style:parent-style-name="Standard" style:list-style-name="L1">
      <style:text-properties style:text-underline-style="none" officeooo:rsid="0032d386" officeooo:paragraph-rsid="0032d386"/>
    </style:style>
    <style:style style:name="P10" style:family="paragraph" style:parent-style-name="Standard" style:list-style-name="L1">
      <style:text-properties style:text-underline-style="none" officeooo:rsid="0033e1bb" officeooo:paragraph-rsid="0036bfb8"/>
    </style:style>
    <style:style style:name="P11" style:family="paragraph" style:parent-style-name="Standard" style:list-style-name="L1">
      <style:text-properties style:text-underline-style="none" officeooo:rsid="0034e443" officeooo:paragraph-rsid="0034e443"/>
    </style:style>
    <style:style style:name="P12" style:family="paragraph" style:parent-style-name="Standard" style:list-style-name="L1">
      <style:text-properties style:text-underline-style="none" officeooo:rsid="00355b1b" officeooo:paragraph-rsid="00355b1b"/>
    </style:style>
    <style:style style:name="T1" style:family="text">
      <style:text-properties fo:font-style="italic" officeooo:rsid="002e15e5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0ea62" style:font-weight-asian="bold" style:font-weight-complex="bold"/>
    </style:style>
    <style:style style:name="T4" style:family="text">
      <style:text-properties fo:font-weight="bold" officeooo:rsid="0033e1bb" style:font-weight-asian="bold" style:font-weight-complex="bold"/>
    </style:style>
    <style:style style:name="T5" style:family="text">
      <style:text-properties fo:font-weight="bold" officeooo:rsid="00355b1b" style:font-weight-asian="bold" style:font-weight-complex="bold"/>
    </style:style>
    <style:style style:name="T6" style:family="text">
      <style:text-properties fo:font-weight="bold" officeooo:rsid="0034e443" style:font-weight-asian="bold" style:font-weight-complex="bold"/>
    </style:style>
    <style:style style:name="T7" style:family="text">
      <style:text-properties fo:font-weight="bold" officeooo:rsid="0036bfb8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0ea62" style:font-weight-asian="normal" style:font-weight-complex="normal"/>
    </style:style>
    <style:style style:name="T10" style:family="text">
      <style:text-properties fo:font-weight="normal" officeooo:rsid="0033e1bb" style:font-weight-asian="normal" style:font-weight-complex="normal"/>
    </style:style>
    <style:style style:name="T11" style:family="text">
      <style:text-properties fo:font-weight="normal" officeooo:rsid="0034e443" style:font-weight-asian="normal" style:font-weight-complex="normal"/>
    </style:style>
    <style:style style:name="T12" style:family="text">
      <style:text-properties fo:font-weight="normal" officeooo:rsid="00355b1b" style:font-weight-asian="normal" style:font-weight-complex="normal"/>
    </style:style>
    <style:style style:name="T13" style:family="text">
      <style:text-properties fo:font-weight="normal" officeooo:rsid="0036bfb8" style:font-weight-asian="normal" style:font-weight-complex="normal"/>
    </style:style>
    <style:style style:name="T14" style:family="text">
      <style:text-properties officeooo:rsid="00294672"/>
    </style:style>
    <style:style style:name="T15" style:family="text">
      <style:text-properties officeooo:rsid="002e15e5"/>
    </style:style>
    <style:style style:name="T16" style:family="text">
      <style:text-properties fo:font-style="normal" officeooo:rsid="002e15e5" style:font-style-asian="normal" style:font-style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990099" fo:font-weight="normal" style:font-weight-asian="normal" style:font-weight-complex="normal"/>
    </style:style>
    <style:style style:name="T19" style:family="text">
      <style:text-properties fo:color="#990099" fo:font-weight="normal" officeooo:rsid="0033e1bb" style:font-weight-asian="normal" style:font-weight-complex="normal"/>
    </style:style>
    <style:style style:name="T20" style:family="text">
      <style:text-properties fo:color="#990099" fo:font-weight="normal" officeooo:rsid="00355b1b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5">Bengtén &amp; Wilson</text:span> (201<text:span text:style-name="T14">5</text:span>). “<text:span text:style-name="T15">Antibody Repertoires in Fish</text:span>”. <text:span text:style-name="T15">In: Hsu &amp; Du Pasqier (eds) </text:span><text:span text:style-name="T1">Pathogen-host interactions: antigenic variation vs. somatic adaptations</text:span>. <text:span text:style-name="T16">Springer, New York.</text:span></text:p>
      <text:p text:style-name="P4"/>
      <text:p text:style-name="P1">Key points:</text:p>
      <text:p text:style-name="P2"/>
      <text:list xml:id="list3167201419288588427" text:style-name="L1">
        <text:list-item>
          <text:p text:style-name="P5"><text:span text:style-name="T8">There is substantial diversity in mechanisms of antibody diversification among the gnathostomes; for example, in birds and many mammal species, VDJ recombination produces limited diversity which must be increased through </text:span><text:span text:style-name="T2">primary diversification</text:span><text:span text:style-name="T8"> mechanisms like gene conversion or primary SHM. </text:span></text:p>
        </text:list-item>
        <text:list-item>
          <text:p text:style-name="P5"><text:span text:style-name="T8">In cartilaginous fish, both heavy and light chains occupy </text:span><text:span text:style-name="T2">cluster configurations</text:span><text:span text:style-name="T8"> </text:span><text:span text:style-name="T12">on multiple chromosomes </text:span><text:span text:style-name="T8">rather than the better-known </text:span><text:span text:style-name="T12">single </text:span><text:span text:style-name="T8">translocon state. Heavy-chain clusters comprise 1 V, 2-3 Ds, 1 J and one set of C exons. Many clusters are often </text:span><text:span text:style-name="T2">partially or completely germline-joined</text:span><text:span text:style-name="T8">, and often include </text:span><text:span text:style-name="T2">double Ds</text:span><text:span text:style-name="T8"> in the joined configuration.</text:span></text:p>
        </text:list-item>
        <text:list-item>
          <text:p text:style-name="P6"><text:span text:style-name="T8">IgM in chondrichthyans occurs in </text:span><text:span text:style-name="T2">pentameric and monomeric forms</text:span><text:span text:style-name="T8">, like in mammals; these two forms are expressed independently and don’t interconvert. They share the standard Cu1234TM1TM2 exon structure found in osteichthyans.</text:span></text:p>
        </text:list-item>
        <text:list-item>
          <text:p text:style-name="P6"><text:span text:style-name="T2">IgW in <text:s/>chondrichthyans is homologous with IgD</text:span><text:span text:style-name="T8"> but occurs in independent clusters (not 3’ of IgM as in <text:s/>osteichthyans); IgNAR is related to IgW. Both occur in </text:span><text:span text:style-name="T2">long and short forms which are produced by alternative splicing</text:span><text:span text:style-name="T8">. Some clusters are V-less. Unusually, </text:span><text:span text:style-name="T2">IgNAR antibodies lack light chains</text:span><text:span text:style-name="T8">; in some species, multimeric forms </text:span><text:span text:style-name="T12">are</text:span><text:span text:style-name="T8"> observed.</text:span></text:p>
        </text:list-item>
        <text:list-item>
          <text:p text:style-name="P7"><text:span text:style-name="T9">C</text:span><text:span text:style-name="T8">hondrichthyans </text:span><text:span text:style-name="T9">appear to undergo affinity maturation and SHM, exhibit immunological memory, and appear to show </text:span><text:span text:style-name="T3">class switch recombination (!) between different clusters of the same class</text:span><text:span text:style-name="T9"> (e.g. IgM to IgM or IgW to IgW).</text:span></text:p>
        </text:list-item>
        <text:list-item>
          <text:p text:style-name="P9"><text:span text:style-name="T9">B</text:span><text:span text:style-name="T8">ony fish typically show translocon IgH configurations, with three iso</text:span><text:span text:style-name="T12">types</text:span><text:span text:style-name="T8">, a V/D/J/CZ/D/J/CM/CD layout, and frequent tandem duplicated subloci. Some fish (medaka, channel catfish) appear to lack IgZ/T, and there are many exceptions to the typical layout and exon structure. </text:span><text:span text:style-name="T10">Since there are typically fewer DZ/JZ segments than DM/JM, </text:span><text:span text:style-name="T4">the IgZ repertoire is more constrained in its diversity than IgM</text:span><text:span text:style-name="T10">. </text:span></text:p>
        </text:list-item>
        <text:list-item>
          <text:p text:style-name="P9"><text:span text:style-name="T8">Teleost IgM typically consists of four CM exons and two TM exons; however, in most cases the fourth CM is spliced out in the TM form </text:span><text:span text:style-name="T18">(see also Fillatreau 2013)</text:span><text:span text:style-name="T8">. </text:span><text:span text:style-name="T12">Secreted IgM is </text:span><text:span text:style-name="T5">predominantly tetrameric</text:span><text:span text:style-name="T12">. </text:span><text:span text:style-name="T10">IgT is also typically 4/2, though other exon configurations are observed </text:span><text:span text:style-name="T19">(See also: </text:span><text:span text:style-name="T20">fugu, </text:span><text:span text:style-name="T19">stickleback locus papers)</text:span><text:span text:style-name="T10">. IgT is thought to be a specialised mucosal antibody. </text:span><text:span text:style-name="T12">Teleost IgM </text:span><text:span text:style-name="T10">has been shown to carry out </text:span><text:span text:style-name="T4">opsonisation, antibody-dependent cell-mediated cytotoxicity, and complement activation</text:span><text:span text:style-name="T10">. </text:span></text:p>
        </text:list-item>
        <text:list-item>
          <text:p text:style-name="P10"><text:span text:style-name="T8">Teleost IgD is long and variable, with various exon duplication patterns (esp. CD2-3-4) observed. This lability is striking, especially given that the role of IgD in the immune system is not entirely clear. “In most species, these duplicated exons are </text:span><text:span text:style-name="T2">differently expressed as the result of alternative splicing</text:span><text:span text:style-name="T8">” </text:span><text:span text:style-name="T17">[but no citation provided for this!]</text:span><text:span text:style-name="T8">. </text:span><text:span text:style-name="T11">While typically regarded as a minor antibody class, </text:span><text:span text:style-name="T6">IgD can reach a high proportion of cells</text:span><text:span text:style-name="T11"> in certain species and cell populations. </text:span><text:span text:style-name="T13">Exon </text:span><text:span text:style-name="T7">Cδ7</text:span><text:span text:style-name="T13">, like mammalian (but not teleost) Cu4, contains a </text:span><text:span text:style-name="T7">cryptic splice site</text:span><text:span text:style-name="T13"> <text:s/>to produce the membrane form.</text:span></text:p>
        </text:list-item>
        <text:list-item>
          <text:p text:style-name="P11"><text:span text:style-name="T2">Receptor revision</text:span><text:span text:style-name="T8"> (in which a second V gene is partially recombined into a rearranged VDJ) has been observed in catfish and could be present more widely in teleosts.</text:span></text:p>
        </text:list-item>
        <text:list-item>
          <text:p text:style-name="P11"><text:span text:style-name="T8">No class switching has been observed in teleosts, but </text:span><text:span text:style-name="T2">teleost AID can mediate CSR in murine cell culture</text:span><text:span text:style-name="T8">, which suggests that (a) what is missing is the substrate DNA structures (i.e. switch regions) not the enzymatic capabality; (b) it is possible that some form of CSR-like activity takes place in teleosts, as has been observed in chondrichthyans.</text:span></text:p>
        </text:list-item>
        <text:list-item>
          <text:p text:style-name="P12"><text:span text:style-name="T8">The stereotypy of antibody repertoires in young fish </text:span><text:span text:style-name="T18">(see also: Quake lab developmental IgSeq study)</text:span><text:span text:style-name="T8"> may suggest that </text:span><text:span text:style-name="T2">natural-antibody-like mechanisms may play an important role in teleost “adaptive” immunity, especially in early life</text:span><text:span text:style-name="T8">.</text:span></text:p>
        </text:list-item>
      </text:list>
      <text:p text:style-name="P8"><text:span text:style-name="T8"/></text:p>
      <text:p text:style-name="P8"><text:span text:style-name="T8">NB: There is also </text:span><text:span text:style-name="T12">lots of </text:span><text:span text:style-name="T8">information about light chains in this paper, which I have neglected he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09:58:11.331806418</meta:creation-date>
    <dc:date>2018-09-14T18:24:39.528964173</dc:date>
    <meta:editing-duration>PT37M43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613" meta:character-count="3990" meta:non-whitespace-character-count="3396"/>
  </office:meta>
</office:document-meta>
</file>